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hilanka1" svg:font-family="Chilanka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1" svg:font-family="" style:font-family-generic="system" style:font-pitch="variable"/>
    <style:font-face style:name="Calibri1" svg:font-family="Calibri" style:font-family-generic="system" style:font-pitch="variable"/>
    <style:font-face style:name="Chilanka2" svg:font-family="Chilanka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1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tru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HTML_20_Preformatted">
      <style:paragraph-properties fo:margin-top="0cm" fo:margin-bottom="0cm" loext:contextual-spacing="true" fo:line-height="100%"/>
      <style:text-properties fo:color="#111111" fo:font-size="11pt" fo:font-weight="bold" style:font-size-asian="11pt" style:font-weight-asian="bold" style:font-size-complex="11pt"/>
    </style:style>
    <style:style style:name="P5" style:family="paragraph" style:parent-style-name="HTML_20_Preformatted">
      <style:paragraph-properties fo:margin-top="0cm" fo:margin-bottom="0cm" loext:contextual-spacing="true" fo:line-height="100%"/>
      <style:text-properties fo:color="#111111"/>
    </style:style>
    <style:style style:name="P6" style:family="paragraph" style:parent-style-name="HTML_20_Preformatted">
      <style:paragraph-properties fo:margin-top="0cm" fo:margin-bottom="0cm" loext:contextual-spacing="true" fo:line-height="100%"/>
    </style:style>
    <style:style style:name="P7" style:family="paragraph" style:parent-style-name="Texto_20_préformatado">
      <style:paragraph-properties fo:margin-top="0cm" fo:margin-bottom="0cm" loext:contextual-spacing="true" fo:line-height="100%"/>
      <style:text-properties fo:color="#111111" fo:font-size="11pt" style:font-size-asian="11pt" style:font-size-complex="11pt"/>
    </style:style>
    <style:style style:name="P8" style:family="paragraph" style:parent-style-name="Texto_20_préformatado">
      <style:paragraph-properties fo:margin-top="0cm" fo:margin-bottom="0cm" loext:contextual-spacing="true" fo:line-height="100%" fo:orphans="2" fo:widows="2"/>
      <style:text-properties fo:color="#111111" style:font-name="Chilanka" fo:font-size="11pt" style:font-size-asian="11pt" style:font-size-complex="11pt"/>
    </style:style>
    <style:style style:name="P9" style:family="paragraph" style:parent-style-name="Texto_20_préformatado">
      <style:paragraph-properties fo:margin-top="0cm" fo:margin-bottom="0cm" loext:contextual-spacing="true" fo:line-height="100%" fo:orphans="2" fo:widows="2"/>
    </style:style>
    <style:style style:name="P10" style:family="paragraph" style:parent-style-name="Texto_20_préformatado">
      <style:paragraph-properties fo:margin-top="0cm" fo:margin-bottom="0cm" loext:contextual-spacing="true" fo:line-height="100%" fo:orphans="2" fo:widows="2"/>
      <style:text-properties fo:font-variant="normal" fo:text-transform="none" fo:color="#111111" style:font-name="Chilanka" fo:font-size="11pt" fo:letter-spacing="normal" fo:font-style="normal" fo:font-weight="normal" style:font-size-asian="11pt" style:font-style-asian="normal" style:font-weight-asian="normal" style:font-size-complex="11pt"/>
    </style:style>
    <style:style style:name="P11" style:family="paragraph" style:parent-style-name="Texto_20_préformatado">
      <style:paragraph-properties fo:margin-top="0cm" fo:margin-bottom="0cm" loext:contextual-spacing="true" fo:line-height="100%" fo:orphans="2" fo:widows="2"/>
      <style:text-properties fo:font-weight="bold" style:font-weight-asian="bold" style:font-weight-complex="bold"/>
    </style:style>
    <style:style style:name="P12" style:family="paragraph" style:parent-style-name="Texto_20_préformatado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111111" style:font-name="Chilanka" fo:font-size="11pt" style:font-size-asian="11pt" style:font-size-complex="11pt"/>
    </style:style>
    <style:style style:name="P13" style:family="paragraph" style:parent-style-name="Texto_20_préformatado">
      <style:paragraph-properties fo:margin-top="0cm" fo:margin-bottom="0cm" loext:contextual-spacing="false" fo:line-height="100%" fo:orphans="2" fo:widows="2"/>
    </style:style>
    <style:style style:name="P14" style:family="paragraph" style:parent-style-name="Texto_20_préformatado">
      <style:paragraph-properties fo:margin-top="0cm" fo:margin-bottom="0cm" loext:contextual-spacing="false" fo:line-height="100%" fo:orphans="2" fo:widows="2"/>
      <style:text-properties fo:color="#111111" style:font-name="Chilanka" fo:font-size="11pt" style:font-size-asian="11pt" style:font-size-complex="11pt"/>
    </style:style>
    <style:style style:name="P15" style:family="paragraph" style:parent-style-name="Frame_20_contents">
      <style:paragraph-properties fo:margin-top="0cm" fo:margin-bottom="0cm" loext:contextual-spacing="false" fo:line-height="100%" style:punctuation-wrap="hanging"/>
    </style:style>
    <style:style style:name="P16" style:family="paragraph">
      <style:paragraph-properties fo:margin-top="0cm" fo:margin-bottom="0cm" fo:line-height="100%"/>
      <style:text-properties fo:color="#1c1c1c" style:font-name="Chilanka" fo:font-size="12pt" style:font-name-asian="Chilanka1" style:font-name-complex="Chilanka"/>
    </style:style>
    <style:style style:name="P17" style:family="paragraph">
      <style:paragraph-properties fo:margin-top="0cm" fo:margin-bottom="0cm" fo:line-height="100%"/>
      <style:text-properties style:font-name="F" fo:font-size="12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text-properties style:font-name="Chilanka" fo:font-size="24pt"/>
    </style:style>
    <style:style style:name="P21" style:family="paragraph">
      <loext:graphic-properties draw:fill="solid" draw:fill-color="#000000"/>
      <style:text-properties style:font-name="Chilanka" fo:font-size="24pt"/>
    </style:style>
    <style:style style:name="P22" style:family="paragraph">
      <style:text-properties style:font-name="Arial Black" fo:font-size="24pt"/>
    </style:style>
    <style:style style:name="P23" style:family="paragraph">
      <loext:graphic-properties draw:fill="solid" draw:fill-color="#000000"/>
      <style:text-properties style:font-name="Arial Black" fo:font-size="24pt"/>
    </style:style>
    <style:style style:name="P24" style:family="paragraph">
      <style:paragraph-properties fo:text-align="center"/>
    </style:style>
    <style:style style:name="T1" style:family="text">
      <style:text-properties fo:color="#000000" style:font-name="Courier New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1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fo:color="#111111" fo:font-size="11pt" fo:font-weight="bold" style:font-size-asian="11pt" style:font-weight-asian="bold" style:font-size-complex="11pt"/>
    </style:style>
    <style:style style:name="T4" style:family="text">
      <style:text-properties fo:color="#111111" style:font-name="Courier New" fo:font-weight="bold" style:font-name-asian="Times New Roman" style:language-asian="pt" style:country-asian="BR" style:font-weight-asian="bold" style:font-name-complex="Courier New1"/>
    </style:style>
    <style:style style:name="T5" style:family="text">
      <style:text-properties fo:color="#111111"/>
    </style:style>
    <style:style style:name="T6" style:family="text">
      <style:text-properties fo:color="#111111" style:font-name="Chilanka" fo:font-size="11pt" style:font-size-asian="11pt" style:font-size-complex="11pt"/>
    </style:style>
    <style:style style:name="T7" style:family="text">
      <style:text-properties fo:font-variant="normal" fo:text-transform="none" fo:color="#111111" style:font-name="Chilanka" fo:font-size="11pt" fo:letter-spacing="normal" fo:font-style="normal" fo:font-weight="bold" style:font-name-asian="Times New Roman" style:font-size-asian="11pt" style:language-asian="pt" style:country-asian="BR" style:font-style-asian="normal" style:font-weight-asian="bold" style:font-name-complex="Courier New1" style:font-size-complex="11pt"/>
    </style:style>
    <style:style style:name="T8" style:family="text">
      <style:text-properties fo:font-variant="normal" fo:text-transform="none" fo:color="#111111" style:font-name="Chilanka" fo:font-size="11pt" fo:letter-spacing="normal" fo:font-style="normal" fo:font-weight="bold" style:font-size-asian="11pt" style:font-style-asian="normal" style:font-weight-asian="bold" style:font-size-complex="11pt"/>
    </style:style>
    <style:style style:name="T9" style:family="text">
      <style:text-properties fo:font-variant="normal" fo:text-transform="none" fo:color="#111111" style:font-name="Chilanka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0" style:family="text">
      <style:text-properties fo:font-variant="normal" fo:text-transform="none" fo:color="#111111" style:font-name="Chilanka" fo:font-size="11pt" fo:letter-spacing="normal" fo:font-style="normal" fo:font-weight="normal" style:font-name-asian="Times New Roman" style:font-size-asian="11pt" style:language-asian="pt" style:country-asian="BR" style:font-style-asian="normal" style:font-weight-asian="normal" style:font-name-complex="Courier New1" style:font-size-complex="11pt"/>
    </style:style>
    <style:style style:name="T11" style:family="text">
      <style:text-properties fo:font-variant="normal" fo:text-transform="none" fo:color="#111111" style:font-name="Chilanka" fo:font-size="11pt" fo:letter-spacing="normal" fo:font-style="normal" fo:font-weight="normal" style:font-size-asian="11pt" style:font-style-asian="normal" style:font-weight-asian="normal" style:font-size-complex="11pt"/>
    </style:style>
    <style:style style:name="T12" style:family="text">
      <style:text-properties fo:font-variant="normal" fo:text-transform="none" fo:color="#111111" style:font-name="Chilanka" fo:font-size="11pt" fo:letter-spacing="normal" style:font-size-asian="11pt" style:font-size-complex="11pt"/>
    </style:style>
    <style:style style:name="T13" style:family="text">
      <style:text-properties fo:color="#1c1c1c" style:font-name="Chilanka" fo:font-size="11pt" fo:font-weight="bold" style:font-size-asian="11pt" style:font-weight-asian="bold" style:font-name-complex="Chilanka2" style:font-weight-complex="bold"/>
    </style:style>
    <style:style style:name="T14" style:family="text">
      <style:text-properties fo:color="#1c1c1c" style:font-name="Chilanka" fo:font-size="11pt" style:font-size-asian="11pt" style:font-name-complex="Chilanka2"/>
    </style:style>
    <style:style style:name="T15" style:family="text">
      <style:text-properties fo:color="#1c1c1c" style:font-name="Chilanka" fo:font-weight="bold" style:font-name-asian="Chilanka1" style:font-weight-asian="bold" style:font-name-complex="Chilanka" style:font-weight-complex="bold"/>
    </style:style>
    <style:style style:name="T16" style:family="text">
      <style:text-properties fo:color="#1c1c1c" style:font-name="Chilanka" style:font-name-asian="Chilanka1" style:font-name-complex="Chilanka"/>
    </style:style>
    <style:style style:name="gr1" style:family="graphic">
      <style:graphic-properties draw:stroke="none" svg:stroke-color="#000000" draw:fill="none" draw:fill-color="#ffffff" fo:min-height="4.6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6cm" svg:stroke-color="#000000" draw:stroke-linejoin="round" draw:fill="none" draw:textarea-vertical-align="top" draw:auto-grow-height="false" fo:min-height="0.753cm" fo:min-width="0.5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111111" draw:fill="none" draw:textarea-vertical-align="top" draw:auto-grow-height="false" fo:min-height="4.706cm" fo:min-width="8.8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fill="none" draw:textarea-vertical-align="top" draw:auto-grow-height="false" fo:min-height="5.223cm" fo:min-width="8.8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0000" draw:fill="none" draw:textarea-vertical-align="top" draw:auto-grow-height="false" fo:min-height="2.785cm" fo:min-width="0.68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78cm" fo:min-width="0.87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66cm" fo:min-width="0.914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1" draw:name="Imagem1" draw:style-name="gr2" draw:text-style-name="P19" svg:width="1.512cm" svg:height="1.417cm" svg:x="17.764cm" svg:y="-0.277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" draw:style-name="gr7" draw:text-style-name="P21" svg:width="0.9cm" svg:height="0.802cm" svg:x="18.039cm" svg:y="0.083cm"><text:p text:style-name="P20">82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">Jesus é o caminho</text:span></text:p>
      <text:p text:style-name="P1"/>
      <text:p text:style-name="P4"/>
      <text:p text:style-name="P4"/>
      <text:p text:style-name="P6"><text:span text:style-name="T3">Tom: D</text:span></text:p>
      <text:p text:style-name="P4"/>
      <text:p text:style-name="P3"><text:span text:style-name="T4">Intro : </text:span><text:span text:style-name="T7">E</text:span><text:span text:style-name="T10"> <text:s/></text:span><text:span text:style-name="T7">E7M</text:span><text:span text:style-name="T10"> <text:s/></text:span><text:span text:style-name="T7">A7M</text:span><text:span text:style-name="T10"> <text:s/></text:span><text:span text:style-name="T7">C#m</text:span><text:span text:style-name="T10"> <text:s/></text:span><text:span text:style-name="T7">B9</text:span></text:p>
      <text:p text:style-name="P5"/>
      <text:p text:style-name="P7"><draw:line text:anchor-type="paragraph" draw:z-index="4" draw:name="Forma3" draw:style-name="gr5" draw:text-style-name="P19" svg:x1="19.96cm" svg:y1="-11.892cm" svg:x2="19.962cm" svg:y2="12.458cm"><text:p/></draw:line><draw:frame text:anchor-type="paragraph" draw:z-index="0" draw:name="Forma2" draw:style-name="gr1" draw:text-style-name="P18" svg:width="6.111cm" svg:height="6.084cm" svg:x="11.015cm" svg:y="0.279cm"><draw:text-box><text:p text:style-name="P16"><text:span text:style-name="T15">E</text:span><text:span text:style-name="T16"> <text:s text:c="7"/></text:span><text:span text:style-name="T16"><text:s text:c="10"/></text:span><text:span text:style-name="T16"><text:s text:c="8"/></text:span><text:span text:style-name="T15">Bm7</text:span></text:p><text:p text:style-name="P16">Quero te amar mais senhor</text:p><text:p text:style-name="P16"><text:span text:style-name="T16"><text:s text:c="10"/></text:span><text:span text:style-name="T16"><text:s text:c="10"/></text:span><text:span text:style-name="T16"><text:s text:c="4"/></text:span><text:span text:style-name="T15">A9</text:span><text:span text:style-name="T16"> </text:span><text:span text:style-name="T16"><text:s/></text:span></text:p><text:p text:style-name="P16">Quero te amar mais senhor</text:p><text:p text:style-name="P16"><text:span text:style-name="T16"><text:s text:c="4"/></text:span><text:span text:style-name="T15">C#m</text:span><text:span text:style-name="T15">9</text:span><text:span text:style-name="T16"> <text:s/></text:span><text:span text:style-name="T15">B9</text:span></text:p><text:p text:style-name="P16">Quero te amar mais e mais</text:p><text:p text:style-name="P17"/><text:p text:style-name="P16"><text:span text:style-name="T16"><text:s/></text:span><text:span text:style-name="T15">E</text:span><text:span text:style-name="T16"> <text:s text:c="6"/></text:span><text:span text:style-name="T15">B9</text:span></text:p><text:p text:style-name="P16">Ho , ho , Ho, ho</text:p><text:p text:style-name="P16"><text:span text:style-name="T16"><text:s text:c="5"/></text:span><text:span text:style-name="T15">A9</text:span><text:span text:style-name="T16"> <text:s text:c="2"/></text:span></text:p><text:p text:style-name="P16">Ho , ho , Ho, ho</text:p><text:p text:style-name="P16"><text:span text:style-name="T16"><text:s text:c="5"/></text:span><text:span text:style-name="T15"><text:s text:c="5"/></text:span><text:span text:style-name="T15"><text:s text:c="4"/></text:span><text:span text:style-name="T16"><text:s text:c="2"/></text:span><text:span text:style-name="T15">C#m</text:span><text:span text:style-name="T16"> </text:span><text:span text:style-name="T16"><text:s/></text:span><text:span text:style-name="T15">B9</text:span></text:p><text:p text:style-name="P16">Ho , ho , Ho, ho</text:p></draw:text-box></draw:frame><draw:line text:anchor-type="paragraph" draw:z-index="8" draw:name="Forma5" draw:style-name="gr9" draw:text-style-name="P24" svg:x1="10.292cm" svg:y1="0.056cm" svg:x2="10.269cm" svg:y2="24.119cm"><text:p/></draw:line></text:p>
      <text:p text:style-name="P9"><text:span text:style-name="T12"><text:s/></text:span><text:span text:style-name="T8">E</text:span></text:p>
      <text:p text:style-name="P9"><text:span text:style-name="T11">Não se turbe o vosso coração</text:span></text:p>
      <text:p text:style-name="P9"><text:span text:style-name="T8">B9</text:span><text:span text:style-name="T11"> <text:s text:c="48"/></text:span><text:span text:style-name="T8">A9</text:span></text:p>
      <text:p text:style-name="P9"><text:span text:style-name="T12"><text:s/></text:span><text:span text:style-name="T11">Crede em Deus e também em mim</text:span></text:p>
      <text:p text:style-name="P9"><text:span text:style-name="T12"><text:s text:c="26"/><text:tab/><text:tab/> <text:s text:c="5"/></text:span><text:span text:style-name="T8">C#m7 </text:span><text:span text:style-name="T11"><text:s text:c="3"/></text:span><text:span text:style-name="T8">B9</text:span></text:p>
      <text:p text:style-name="P9"><text:span text:style-name="T11">Na casa de meu pai há muitas moradas</text:span></text:p>
      <text:p text:style-name="P10"><draw:custom-shape text:anchor-type="paragraph" draw:z-index="5" draw:name="Forma4" draw:style-name="gr6" draw:text-style-name="P19" svg:width="1.181cm" svg:height="3.035cm" svg:x="14.134cm" svg:y="0.328cm"><text:p/><draw:enhanced-geometry draw:mirror-horizontal="false" draw:mirror-vertical="false" drawooo:sub-view-size="670 1721" draw:text-areas="0 0 ?f0 ?f1" svg:viewBox="0 0 0 0" draw:type="ooxml-non-primitive" draw:enhanced-path="M 0 0 C 167 0 334 71 334 143 L 334 716 C 334 788 501 860 669 860 501 860 334 931 334 1003 L 334 1576 C 334 1648 167 1720 0 1720 N"><draw:equation draw:name="f0" draw:formula="logwidth"/><draw:equation draw:name="f1" draw:formula="logheight"/></draw:enhanced-geometry></draw:custom-shape></text:p>
      <text:p text:style-name="P9"><text:span text:style-name="T12"><text:s/></text:span><text:span text:style-name="T8">E</text:span><text:span text:style-name="T11"> <text:s text:c="23"/><text:tab/><text:tab/> <text:s text:c="7"/></text:span><text:span text:style-name="T8">B9</text:span></text:p>
      <text:p text:style-name="P9"><text:span text:style-name="T11">Se não fosse assim, eu não teria dito</text:span></text:p>
      <text:p text:style-name="P9"><draw:custom-shape text:anchor-type="char" draw:z-index="7" draw:style-name="gr8" draw:text-style-name="P23" svg:width="0.937cm" svg:height="0.89cm" svg:x="15.501cm" svg:y="0.118cm"><text:p text:style-name="P22">2x</text:p><draw:enhanced-geometry draw:text-path="true" draw:text-path-mode="shape" draw:text-path-scale="path" draw:text-path-same-letter-heights="false" svg:viewBox="0 0 21600 21600" draw:text-areas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2"><text:s text:c="21"/><text:tab/><text:tab/> <text:s/></text:span><text:span text:style-name="T8">A9</text:span></text:p>
      <text:p text:style-name="P9"><text:span text:style-name="T11">Vou preparar-vos um lugar</text:span></text:p>
      <text:p text:style-name="P9"><text:span text:style-name="T12"><text:s text:c="28"/></text:span><text:span text:style-name="T8">C#m7</text:span><text:span text:style-name="T11"> <text:s text:c="16"/></text:span><text:span text:style-name="T8">B9</text:span></text:p>
      <text:p text:style-name="P9"><text:span text:style-name="T11">Eu virei e vos levarei para mim mesmo</text:span></text:p>
      <text:p text:style-name="P8"><draw:custom-shape text:anchor-type="paragraph" draw:z-index="2" draw:name="Forma1" draw:style-name="gr3" draw:text-style-name="P19" svg:width="9.36cm" svg:height="4.956cm" svg:x="-0.157cm" svg:y="0.20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<text:span text:style-name="T12"><text:s/></text:span><text:span text:style-name="T8">E</text:span><text:span text:style-name="T11"> <text:s text:c="14"/><text:tab/><text:tab/> <text:s/></text:span><text:span text:style-name="T8">B9<text:tab/> <text:s/></text:span><text:span text:style-name="T11"><text:s text:c="18"/></text:span><text:span text:style-name="T8">A9</text:span></text:p>
      <text:p text:style-name="P9"><text:span text:style-name="T11">Vós conheceis o caminho para onde eu vou</text:span></text:p>
      <text:p text:style-name="P9"><text:span text:style-name="T12"><text:s text:c="32"/><text:tab/><text:tab/> <text:s text:c="5"/></text:span><text:span text:style-name="T8">C#m7</text:span></text:p>
      <text:p text:style-name="P9"><text:span text:style-name="T11">Eu sou o caminho, a verdade e a vida</text:span></text:p>
      <text:p text:style-name="P9"><text:span text:style-name="T12"><text:s text:c="24"/></text:span><text:span text:style-name="T8">B9</text:span><text:span text:style-name="T11"> <text:s text:c="6"/><text:tab/><text:tab/> <text:s text:c="10"/></text:span><text:span text:style-name="T8">E</text:span></text:p>
      <text:p text:style-name="P9"><text:span text:style-name="T11">Ninguém vem ao pai, a não ser por mim</text:span></text:p>
      <text:p text:style-name="P12"/>
      <text:p text:style-name="P9"><text:span text:style-name="T12"><text:s text:c="17"/><text:tab/> <text:s text:c="9"/></text:span><text:span text:style-name="T8">B9</text:span><text:span text:style-name="T11"> <text:s text:c="39"/></text:span><text:span text:style-name="T8">A9</text:span></text:p>
      <text:p text:style-name="P9"><text:span text:style-name="T11">Em verdade eu vos digo, porque eu vou para o pai</text:span></text:p>
      <text:p text:style-name="P9"><text:span text:style-name="T12"><text:s text:c="40"/></text:span><text:span text:style-name="T8">C#m7</text:span><text:span text:style-name="T11"> <text:s text:c="9"/></text:span><text:span text:style-name="T8">B9</text:span><text:span text:style-name="T11"> <text:s text:c="16"/></text:span><text:span text:style-name="T8">E</text:span></text:p>
      <text:p text:style-name="P9"><text:span text:style-name="T11">Mas aquele que crer em mim, obras maiores fará</text:span></text:p>
      <text:p text:style-name="P8"/>
      <text:p text:style-name="P11"/>
      <text:p text:style-name="P9"><text:span text:style-name="T9">Solo :</text:span><text:span text:style-name="T11"> <text:s/></text:span><text:span text:style-name="T8">E</text:span><text:span text:style-name="T11"> <text:s/></text:span><text:span text:style-name="T8">E7M</text:span><text:span text:style-name="T11"> <text:s/></text:span><text:span text:style-name="T8">A7M</text:span><text:span text:style-name="T11"> <text:s/></text:span><text:span text:style-name="T8">C#m7</text:span><text:span text:style-name="T11"> <text:s/></text:span><text:span text:style-name="T8">B9</text:span><text:span text:style-name="T11"> </text:span></text:p>
      <text:p text:style-name="P10"/>
      <text:p text:style-name="P9"><text:span text:style-name="T12"><text:s/></text:span><text:span text:style-name="T8">E</text:span><text:span text:style-name="T11"> <text:s text:c="14"/><text:tab/><text:tab/> <text:s text:c="6"/></text:span><text:span text:style-name="T8">B9</text:span></text:p>
      <text:p text:style-name="P9"><text:span text:style-name="T11">Se me amares verdadeiramente</text:span></text:p>
      <text:p text:style-name="P9"><text:span text:style-name="T12"><text:s text:c="16"/><text:tab/><text:tab/> <text:s text:c="8"/></text:span><text:span text:style-name="T8">A9</text:span></text:p>
      <text:p text:style-name="P9"><text:span text:style-name="T11">Guardareis os meus mandamentos</text:span></text:p>
      <text:p text:style-name="P9"><text:span text:style-name="T12"><text:s text:c="21"/><text:tab/><text:tab/> </text:span><text:span text:style-name="T8">C#m7</text:span><text:span text:style-name="T11"> <text:s text:c="16"/></text:span><text:span text:style-name="T8">B9</text:span></text:p>
      <text:p text:style-name="P9"><text:span text:style-name="T11">Eu rogarei ao pai, e ele vos dará o consolador</text:span></text:p>
      <text:p text:style-name="P9"><text:span text:style-name="T12"><text:s text:c="5"/></text:span><text:span text:style-name="T8">E</text:span><text:span text:style-name="T11"> <text:s text:c="13"/><text:tab/> <text:s text:c="4"/></text:span><text:span text:style-name="T8">B9</text:span><text:span text:style-name="T11"> <text:s text:c="20"/><text:tab/><text:tab/><text:tab/> <text:s text:c="4"/></text:span><text:span text:style-name="T8">A9</text:span></text:p>
      <text:p text:style-name="P9"><text:span text:style-name="T11">O espírito da verdade que o mundo não pode receber</text:span></text:p>
      <text:p text:style-name="P8"/>
      <text:p text:style-name="P13"><text:span text:style-name="T11">Mas ele habita em vós</text:span></text:p>
      <text:p text:style-name="P13"><text:span text:style-name="T12"><text:s text:c="10"/></text:span><text:span text:style-name="T8">C#m</text:span><text:span text:style-name="T11"> <text:s text:c="9"/></text:span><text:span text:style-name="T8">B9</text:span></text:p>
      <text:p text:style-name="P13"><text:span text:style-name="T11">E estará em vós pra sempre</text:span></text:p>
      <text:p text:style-name="P14"><draw:custom-shape text:anchor-type="paragraph" draw:z-index="3" draw:name="Forma1" draw:style-name="gr4" draw:text-style-name="P19" svg:width="9.36cm" svg:height="5.472cm" svg:x="-0.206cm" svg:y="0.15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><text:span text:style-name="T8">E</text:span><text:span text:style-name="T11"> <text:s text:c="27"/><text:tab/><text:tab/><text:tab/> </text:span><text:span text:style-name="T8">B9</text:span></text:p>
      <text:p text:style-name="P13"><text:span text:style-name="T12"><text:s/></text:span><text:span text:style-name="T11">Aquele que tem os meus mandamentos</text:span></text:p>
      <text:p text:style-name="P13"><text:span text:style-name="T12"><text:s text:c="2"/><text:tab/> <text:s text:c="4"/></text:span><text:span text:style-name="T8">A9</text:span><text:span text:style-name="T11"> <text:s text:c="3"/><text:tab/><text:tab/> <text:s text:c="4"/></text:span><text:span text:style-name="T8">C#m7</text:span><text:span text:style-name="T11"> <text:s text:c="4"/></text:span><text:span text:style-name="T8">B9</text:span></text:p>
      <text:p text:style-name="P13"><text:span text:style-name="T11">E os guarda, esse é o que me ama</text:span></text:p>
      <text:p text:style-name="P13"><text:span text:style-name="T8">E</text:span><text:span text:style-name="T11"> <text:s text:c="12"/><text:tab/> <text:s text:c="2"/></text:span><text:span text:style-name="T8">B9</text:span></text:p>
      <text:p text:style-name="P9"><text:span text:style-name="T11">E se alguém me amar</text:span></text:p>
      <text:p text:style-name="P9"><text:span text:style-name="T12"><text:s text:c="11"/><text:tab/><text:tab/> <text:s text:c="8"/></text:span><text:span text:style-name="T8">A9</text:span></text:p>
      <text:p text:style-name="P9"><text:span text:style-name="T11">Será amado por meu pai</text:span></text:p>
      <text:p text:style-name="P9"><text:span text:style-name="T12"><text:s text:c="17"/><text:tab/> <text:s text:c="3"/></text:span><text:span text:style-name="T8">C#m</text:span></text:p>
      <text:p text:style-name="P9"><text:span text:style-name="T11">E eu também o amarei</text:span></text:p>
      <text:p text:style-name="P9"><text:span text:style-name="T12"><text:s text:c="10"/></text:span><text:span text:style-name="T8">B9</text:span><text:span text:style-name="T11"> <text:s text:c="5"/><text:tab/><text:tab/> <text:s/></text:span><text:span text:style-name="T8">E</text:span></text:p>
      <text:p text:style-name="P9"><text:span text:style-name="T11">E Me manifestarei a ele</text:span></text:p>
      <text:p text:style-name="P8"/>
      <text:p text:style-name="P9"><text:span text:style-name="T11">Solo 2x: <text:s/></text:span><text:span text:style-name="T8">E</text:span><text:span text:style-name="T11"> <text:s/></text:span><text:span text:style-name="T8">Bm7</text:span><text:span text:style-name="T11"> <text:s/></text:span><text:span text:style-name="T8">A9</text:span><text:span text:style-name="T11"> <text:s/></text:span><text:span text:style-name="T8">C#m</text:span><text:span text:style-name="T11"> <text:s/></text:span><text:span text:style-name="T8">B9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hilanka1" svg:font-family="Chilanka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F1" svg:font-family="" style:font-family-generic="system" style:font-pitch="variable"/>
    <style:font-face style:name="Calibri1" svg:font-family="Calibri" style:font-family-generic="system" style:font-pitch="variable"/>
    <style:font-face style:name="Chilanka2" svg:font-family="Chilanka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1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1" style:font-family-generic-complex="system" style:font-pitch-complex="variable" style:font-size-complex="11pt" style:language-complex="ar" style:country-complex="SA"/>
    </style:style>
    <style:style style:name="Conteúdo_20_do_20_quadro" style:display-name="Conteúdo do quadro" style:family="paragraph" style:parent-style-name="Standard" style:default-outline-level=""/>
    <style:style style:name="Texto_20_préformatado" style:display-name="Texto préformatado" style:family="paragraph" style:parent-style-name="Standard" style:default-outline-level="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Link_20_da_20_Internet" style:display-name="Link da Internet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1-28T17:34:06.140668907</dc:date>
    <meta:editing-cycles>50</meta:editing-cycles>
    <meta:editing-duration>P1DT5H58M24S</meta:editing-duration>
    <meta:generator>LibreOffice/6.0.7.3$Linux_X86_64 LibreOffice_project/00m0$Build-3</meta:generator>
    <meta:document-statistic meta:table-count="0" meta:image-count="0" meta:object-count="0" meta:page-count="1" meta:paragraph-count="50" meta:word-count="230" meta:character-count="1707" meta:non-whitespace-character-count="7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